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paragraph-rsid="0008b6dd"/>
    </style:style>
    <style:style style:name="P4" style:family="paragraph" style:parent-style-name="Table_20_Contents">
      <style:text-properties officeooo:rsid="0008b6dd" officeooo:paragraph-rsid="0008b6dd"/>
    </style:style>
    <style:style style:name="P5" style:family="paragraph" style:parent-style-name="Table_20_Contents">
      <style:paragraph-properties fo:margin-left="1.199cm" fo:margin-right="0.009cm" fo:text-align="start" style:justify-single-word="false" fo:text-indent="-1.27cm" style:auto-text-indent="false">
        <style:tab-stops/>
      </style:paragraph-properties>
      <style:text-properties officeooo:rsid="0008b6dd" officeooo:paragraph-rsid="0008b6dd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adbb5" officeooo:paragraph-rsid="000adbb5" style:font-style-asian="italic" style:font-style-complex="italic"/>
    </style:style>
    <style:style style:name="P7" style:family="paragraph" style:parent-style-name="Standard" style:list-style-name="L1">
      <style:paragraph-properties fo:margin-left="0.035cm" fo:margin-right="0.009cm" fo:text-indent="-0.026cm" style:auto-text-indent="false">
        <style:tab-stops/>
      </style:paragraph-properties>
    </style:style>
    <style:style style:name="T1" style:family="text">
      <style:text-properties officeooo:rsid="0008b6dd"/>
    </style:style>
    <style:style style:name="T2" style:family="text">
      <style:text-properties officeooo:rsid="000ae9f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menù singolo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tore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4">1. l'utente accede alla sezione per la gestione del piano-menù del proprio figlio.</text:p>
            <text:p text:style-name="P4"/>
            <text:p text:style-name="P4">2. l'utente compila i campi per la richiesta della modifica del piano-menù del proprio figlio e allega alla richiesta <text:s/>il certificato del pediatra.</text:p>
            <text:p text:style-name="P4"/>
            <text:p text:style-name="P5"><text:s text:c="12"/>3. il sistema manda una notifica al direttore con la richiesta dell'utente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n caso di successo<text:span text:style-name="T1"> </text:span><text:span text:style-name="T2">l'utente visualizza la conferma dell'invio della notific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3716206" text:style-name="L1">
              <text:list-header>
                <text:p text:style-name="P7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/>
          </table:table-cell>
        </table:table-row>
      </table:table>
      <text:p text:style-name="P6">UC11: Modifica del menù singolo da parte del genit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7</meta:editing-cycles>
    <meta:generator>LibreOffice/3.6$Windows_x86 LibreOffice_project/da8c1e6-fd468f4-454e206-f42a4a9-143cfd</meta:generator>
    <dc:date>2012-10-19T13:58:34.78</dc:date>
    <meta:document-statistic meta:table-count="1" meta:image-count="0" meta:object-count="0" meta:page-count="1" meta:paragraph-count="16" meta:word-count="116" meta:character-count="777" meta:non-whitespace-character-count="663"/>
    <meta:user-defined meta:name="Info 1"/>
    <meta:user-defined meta:name="Info 2"/>
    <meta:user-defined meta:name="Info 3"/>
    <meta:user-defined meta:name="Info 4"/>
  </office:meta>
</office:document-meta>
</file>